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5EB81B78B08CBBE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898cm" style:rel-column-width="1076*"/>
    </style:style>
    <style:style style:name="Tableau1.C" style:family="table-column">
      <style:table-column-properties style:column-width="1.607cm" style:rel-column-width="911*"/>
    </style:style>
    <style:style style:name="Tableau1.D" style:family="table-column">
      <style:table-column-properties style:column-width="4.406cm" style:rel-column-width="2498*"/>
    </style:style>
    <style:style style:name="Tableau1.E" style:family="table-column">
      <style:table-column-properties style:column-width="1.492cm" style:rel-column-width="846*"/>
    </style:style>
    <style:style style:name="Tableau1.F" style:family="table-column">
      <style:table-column-properties style:column-width="1.304cm" style:rel-column-width="739*"/>
    </style:style>
    <style:style style:name="Tableau1.G" style:family="table-column">
      <style:table-column-properties style:column-width="0.794cm" style:rel-column-width="450*"/>
    </style:style>
    <style:style style:name="Tableau1.H" style:family="table-column">
      <style:table-column-properties style:column-width="1.91cm" style:rel-column-width="1083*"/>
    </style:style>
    <style:style style:name="Tableau1.I" style:family="table-column">
      <style:table-column-properties style:column-width="1.588cm" style:rel-column-width="900*"/>
    </style:style>
    <style:style style:name="Tableau1.J" style:family="table-column">
      <style:table-column-properties style:column-width="2.104cm" style:rel-column-width="1193*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406cm" style:rel-column-width="46237*"/>
    </style:style>
    <style:style style:name="Tableau2.B" style:family="table-column">
      <style:table-column-properties style:column-width="1.896cm" style:rel-column-width="6540*"/>
    </style:style>
    <style:style style:name="Tableau2.C" style:family="table-column">
      <style:table-column-properties style:column-width="1.588cm" style:rel-column-width="5475*"/>
    </style:style>
    <style:style style:name="Tableau2.D" style:family="table-column">
      <style:table-column-properties style:column-width="2.111cm" style:rel-column-width="7283*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officeooo:rsid="00409218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8pt" fo:font-weight="bold" officeooo:rsid="008ee85e" officeooo:paragraph-rsid="0098b42b" style:font-size-asian="8pt" style:font-weight-asian="bold" style:font-size-complex="8pt" style:font-weight-complex="bold"/>
    </style:style>
    <style:style style:name="P8" style:family="paragraph" style:parent-style-name="Standard">
      <style:text-properties officeooo:rsid="0069c780" officeooo:paragraph-rsid="0013894c"/>
    </style:style>
    <style:style style:name="P9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0" style:family="paragraph" style:parent-style-name="Standard">
      <style:text-properties officeooo:rsid="00afdc66" officeooo:paragraph-rsid="00afdc66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7ee6a7" style:font-size-asian="7pt" style:font-size-complex="7pt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1" fo:font-size="7pt" officeooo:rsid="009701e3" officeooo:paragraph-rsid="009701e3" style:font-size-asian="7pt" style:font-size-complex="7pt"/>
    </style:style>
    <style:style style:name="P14" style:family="paragraph" style:parent-style-name="Table_20_Heading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15" style:family="paragraph" style:parent-style-name="Table_20_Heading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16" style:family="paragraph" style:parent-style-name="Table_20_Heading">
      <style:paragraph-properties fo:text-align="center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Liberation Serif1" fo:font-size="7pt" officeooo:rsid="008d0ce8" officeooo:paragraph-rsid="008d0ce8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fo:font-size="7pt" officeooo:rsid="007dd8e9" officeooo:paragraph-rsid="007dd8e9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1" fo:font-size="7pt" fo:font-weight="normal" officeooo:rsid="00819f03" officeooo:paragraph-rsid="00819f03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Liberation Serif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Liberation Serif1" fo:font-size="8pt" officeooo:rsid="0098b42b" officeooo:paragraph-rsid="009e15ca" style:font-size-asian="8pt" style:font-size-complex="8pt"/>
    </style:style>
    <style:style style:name="P25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style:font-name="Liberation Serif1" fo:font-size="7pt" officeooo:rsid="007fcc01" officeooo:paragraph-rsid="007fcc01" style:font-size-asian="7pt" style:font-size-complex="7pt" fo:hyphenate="true" fo:hyphenation-remain-char-count="2" fo:hyphenation-push-char-count="2"/>
    </style:style>
    <style:style style:name="P26" style:family="paragraph" style:parent-style-name="Account_20_title">
      <style:text-properties style:font-name="Liberation Serif1"/>
    </style:style>
    <style:style style:name="P27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b98531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7pt" officeooo:rsid="00b98531" officeooo:paragraph-rsid="00b98531" style:font-size-asian="7pt" style:font-size-complex="7pt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8ee85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7f2593" style:font-size-asian="9pt" style:font-size-complex="9pt"/>
    </style:style>
    <style:style style:name="T8" style:family="text">
      <style:text-properties officeooo:rsid="007dd8e9"/>
    </style:style>
    <style:style style:name="T9" style:family="text">
      <style:text-properties officeooo:rsid="00ae3e04"/>
    </style:style>
    <style:style style:name="T10" style:family="text">
      <style:text-properties officeooo:rsid="00b9853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draw:fill="solid" draw:fill-color="#eeeee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<text:span text:style-name="T9">[DOCUMENT_NAME]</text:span> -</text:p>
      <text:p text:style-name="P10"><draw:frame draw:style-name="fr1" draw:name="Cadre1" text:anchor-type="paragraph" svg:x="0.004cm" svg:y="0.254cm" svg:width="18.976cm" draw:z-index="2"><draw:text-box fo:min-height="1.392cm"><text:p text:style-name="P11">Filtres</text:p><text:p text:style-name="P6">[DATA_FILTERS]</text:p></draw:text-box></draw:frame></text:p>
      <text:section text:style-name="Sect1" text:name="Section1">
        <text:p text:style-name="P26"><text:span text:style-name="T7">Compte </text:span><text:span text:style-name="T6">[ACCOUNT_NUMBER] – [ACCOUNT_NAME]</text:span>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header-rows>
            <table:table-row>
              <table:table-cell table:style-name="Tableau1.A1" office:value-type="string">
                <text:p text:style-name="P12">N° <text:span text:style-name="T4">Ecriture</text:span></text:p>
              </table:table-cell>
              <table:table-cell table:style-name="Tableau1.A1" office:value-type="string">
                <text:p text:style-name="P27">N° <text:span text:style-name="T10">Unique</text:span></text:p>
              </table:table-cell>
              <table:table-cell table:style-name="Tableau1.A1" office:value-type="string">
                <text:p text:style-name="P12">Date</text:p>
              </table:table-cell>
              <table:table-cell table:style-name="Tableau1.A1" office:value-type="string">
                <text:p text:style-name="P13">Libéllé</text:p>
              </table:table-cell>
              <table:table-cell table:style-name="Tableau1.A1" office:value-type="string">
                <text:p text:style-name="P14">Variante</text:p>
              </table:table-cell>
              <table:table-cell table:style-name="Tableau1.A1" office:value-type="string">
                <text:p text:style-name="P14">Journal</text:p>
              </table:table-cell>
              <table:table-cell table:style-name="Tableau1.A1" office:value-type="string">
                <text:p text:style-name="P15">Lettre</text:p>
              </table:table-cell>
              <table:table-cell table:style-name="Tableau1.A1" office:value-type="string">
                <text:p text:style-name="P16">Débit</text:p>
              </table:table-cell>
              <table:table-cell table:style-name="Tableau1.A1" office:value-type="string">
                <text:p text:style-name="P16">Crédit</text:p>
              </table:table-cell>
              <table:table-cell table:style-name="Tableau1.J1" office:value-type="string">
                <text:p text:style-name="P16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21">[ENTRY_NUMBER]</text:p>
            </table:table-cell>
            <table:table-cell table:style-name="Tableau1.A2" office:value-type="string">
              <text:p text:style-name="P28">[CONTINUOUS_NUMBER]</text:p>
            </table:table-cell>
            <table:table-cell table:style-name="Tableau1.A2" office:value-type="string">
              <text:p text:style-name="P21">[PRINTED_ON]</text:p>
            </table:table-cell>
            <table:table-cell table:style-name="Tableau1.A2" office:value-type="string">
              <text:p text:style-name="P25">[NAME]</text:p>
            </table:table-cell>
            <table:table-cell table:style-name="Tableau1.A2" office:value-type="string">
              <text:p text:style-name="P20">[VARIANT]</text:p>
            </table:table-cell>
            <table:table-cell table:style-name="Tableau1.A2" office:value-type="string">
              <text:p text:style-name="P20">[JOURNAL_NAME]</text:p>
            </table:table-cell>
            <table:table-cell table:style-name="Tableau1.A2" office:value-type="string">
              <text:p text:style-name="P19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7">[REAL_CREDIT]</text:p>
            </table:table-cell>
            <table:table-cell table:style-name="Tableau1.J2" office:value-type="string">
              <text:p text:style-name="P22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4">Totaux - <text:span text:style-name="T8">[ACCOUNT_NUMBER]</text:span> - <text:span text:style-name="T5">[COUNT] écritures - [CURRENCY]</text:span></text:p>
            </table:table-cell>
            <table:table-cell table:style-name="Tableau2.A1" office:value-type="string">
              <text:p text:style-name="P7">[TOTAL_DEBIT]</text:p>
            </table:table-cell>
            <table:table-cell table:style-name="Tableau2.A1" office:value-type="string">
              <text:p text:style-name="P7">[TOTAL_CREDIT]</text:p>
            </table:table-cell>
            <table:table-cell table:style-name="Tableau2.D1" office:value-type="string">
              <text:p text:style-name="P23">[TOTAL_CUMULATED_BALANCE]</text:p>
            </table:table-cell>
          </table:table-row>
        </table:table>
        <text:p text:style-name="P9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5EB81B78B08CBBE2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2-06T10:54:09.632745883</dc:date>
    <meta:editing-duration>PT4H53M15S</meta:editing-duration>
    <meta:editing-cycles>122</meta:editing-cycles>
    <meta:generator>LibreOffice/5.1.6.2$Linux_X86_64 LibreOffice_project/10m0$Build-2</meta:generator>
    <dc:creator>David JOULIN</dc:creator>
    <meta:document-statistic meta:table-count="2" meta:image-count="2" meta:object-count="0" meta:page-count="1" meta:paragraph-count="33" meta:word-count="60" meta:character-count="517" meta:non-whitespace-character-count="487"/>
  </office:meta>
</office:document-meta>
</file>